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7F8723089AA93A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1" svg:font-family="'DejaVu Sans'" style:font-family-generic="roman" style:font-pitch="variable"/>
    <style:font-face style:name="DejaVu Sans2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s_5f_Fedora-Zen-title">
      <style:graphic-properties draw:auto-grow-height="true" fo:min-height="3.507cm"/>
      <style:paragraph-properties style:writing-mode="lr-tb"/>
    </style:style>
    <style:style style:name="pr2" style:family="presentation" style:parent-style-name="Presentations_5f_Fedora-Zen-subtitle">
      <style:graphic-properties draw:fill-color="#ffffff" draw:auto-grow-height="true" fo:min-height="11.495cm"/>
      <style:paragraph-properties style:writing-mode="lr-tb"/>
    </style:style>
    <style:style style:name="pr3" style:family="presentation" style:parent-style-name="Presentations_5f_Fedora-Zen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Presentations_5f_Fedora-Zen-outline1">
      <style:graphic-properties draw:auto-grow-height="true" fo:min-height="11.495cm"/>
      <style:paragraph-properties style:writing-mode="lr-tb"/>
    </style:style>
    <style:style style:name="pr5" style:family="presentation" style:parent-style-name="Presentations_5f_Fedora-Zen-notes">
      <style:graphic-properties draw:fill-color="#ffffff" fo:min-height="12.572cm"/>
      <style:paragraph-properties style:writing-mode="lr-tb"/>
    </style:style>
    <style:style style:name="pr6" style:family="presentation" style:parent-style-name="Presentations_5f_Fedora-Zen-title">
      <style:graphic-properties fo:min-height="3.625cm"/>
      <style:paragraph-properties style:writing-mode="lr-tb"/>
    </style:style>
    <style:style style:name="pr7" style:family="presentation" style:parent-style-name="Presentations_5f_Fedora-Zen-outline1">
      <style:graphic-properties fo:min-height="12.097cm"/>
      <style:paragraph-properties style:writing-mode="lr-tb"/>
    </style:style>
    <style:style style:name="pr8" style:family="presentation" style:parent-style-name="Presentations_5f_Fedora-Zen-outline1">
      <style:graphic-properties fo:min-height="11.49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Bitstream Vera Sans1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Bitstream Vera Sans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s_5f_Fedora-Zen" presentation:presentation-page-layout-name="AL1T0">
        <draw:frame presentation:style-name="pr1" draw:text-style-name="P2" draw:layer="layout" svg:width="25.272cm" svg:height="3.507cm" svg:x="1.398cm" svg:y="1.636cm" presentation:class="title" presentation:user-transformed="true">
          <draw:text-box>
            <text:p text:style-name="P1"><text:span text:style-name="T1">Murder Mystery</text:span></text:p>
          </draw:text-box>
        </draw:frame>
        <draw:frame presentation:style-name="pr2" draw:text-style-name="P4" draw:layer="layout" svg:width="25.191cm" svg:height="11.495cm" svg:x="1.398cm" svg:y="6.35cm" presentation:class="subtitle" presentation:user-transformed="true">
          <draw:text-box>
            <text:p text:style-name="P3">Players: 6 or more recommended, </text:p>
            <text:p text:style-name="P3">minimum 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Briefing Room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A terrible murder has happened and it’s up to <text:span text:style-name="T2">you</text:span><text:span text:style-name="T3"> to solv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General</text:p>
          </draw:text-box>
        </draw:frame>
        <draw:frame presentation:style-name="pr7" draw:text-style-name="P6" draw:layer="layout" svg:width="25.191cm" svg:height="12.097cm" svg:x="1.398cm" svg:y="6.35cm" presentation:class="outline" presentation:user-transformed="true">
          <draw:text-box>
            <text:list text:style-name="L2">
              <text:list-item>
                <text:p>You will be split up into two groups, team A and B</text:p>
              </text:list-item>
              <text:list-item>
                <text:p>Game will take about 1hr +</text:p>
              </text:list-item>
              <text:list-item>
                <text:p>How to win: solve the other team’s murder mystery correctly </text:p>
                <text:list>
                  <text:list-item>
                    <text:p>Innocents will help you</text:p>
                  </text:list-item>
                  <text:list-item>
                    <text:p>Murderers will sabotage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1<text:span text:style-name="T4">st</text:span> 30 minutes:</text:p>
                <text:list>
                  <text:list-item>
                    <text:p>Come up with a crime scene and story (You will be given a template)</text:p>
                  </text:list-item>
                  <text:list-item>
                    <text:p>Present using Google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From 30 minutes to 45 minutes:</text:p>
                <text:list>
                  <text:list-item>
                    <text:p>Team A solves first</text:p>
                  </text:list-item>
                  <text:list-item>
                    <text:p>Team B takes 3 minutes to present the murder case</text:p>
                  </text:list-item>
                  <text:list-item>
                    <text:p>Team A takes remaining time to deliberate on evidence and con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From 45 minutes to 60 minutes:</text:p>
                <text:list>
                  <text:list-item>
                    <text:p>Team B solves second</text:p>
                  </text:list-item>
                  <text:list-item>
                    <text:p>Team A takes 3 minutes to present the murder case</text:p>
                  </text:list-item>
                  <text:list-item>
                    <text:p>Team B takes remaining time to deliberate on evidence and con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Briefing Room:<text:line-break/>How to Play</text:p>
          </draw:text-box>
        </draw:frame>
        <draw:frame presentation:style-name="pr8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From 45 minutes to 60 minutes:</text:p>
                <text:list>
                  <text:list-item>
                    <text:p>Team B solves second</text:p>
                  </text:list-item>
                  <text:list-item>
                    <text:p>Team A takes 3 minutes to present the murder case</text:p>
                  </text:list-item>
                  <text:list-item>
                    <text:p>Team B takes remaining time to deliberate on evidence and conclud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pitch="variable"/>
    <style:font-face style:name="Luxi Sans1" svg:font-family="'Luxi Sans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DejaVu Sans1" svg:font-family="'DejaVu Sans'" style:font-family-generic="roman" style:font-pitch="variable"/>
    <style:font-face style:name="DejaVu Sans2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lass" draw:style="linear" draw:start-color="#000000" draw:end-color="#0066cc" draw:start-intensity="100%" draw:end-intensity="2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" draw:display-name="Transparency 3" draw:style="linear" draw:start="25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Luxi Sans1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-name="Transparency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18pt" fo:font-style="normal" fo:text-shadow="none" style:text-underline-style="none" fo:font-weight="normal" style:font-name-asian="Luxi Sans1" style:font-family-asian="'Luxi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s_5f_Fedora-Zen-background" style:display-name="Presentations_Fedora-Zen-background" style:family="presentation">
      <style:graphic-properties draw:fill="solid" draw:fill-color="#000000" draw:fill-gradient-name="Glass" draw:gradient-step-count="128" draw:fill-image-width="0cm" draw:fill-image-height="0cm"/>
    </style:style>
    <style:style style:name="Presentations_5f_Fedora-Zen-backgroundobjects" style:display-name="Presentations_Fedora-Zen-backgroundobjects" style:family="presentation">
      <style:graphic-properties draw:shadow="hidden" draw:shadow-offset-x="0.3cm" draw:shadow-offset-y="0.3cm" draw:shadow-color="#808080"/>
    </style:style>
    <style:style style:name="Presentations_5f_Fedora-Zen-notes" style:display-name="Presentations_Fedora-Zen-notes" style:family="presentation">
      <style:graphic-properties draw:stroke="none" draw:fill="none">
        <text:list-style style:name="Presentations_5f_Fedora-Zen-notes" style:display-name="Presentations_Fedora-Z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20pt" fo:font-style="normal" fo:text-shadow="none" style:text-underline-style="none" fo:font-weight="normal" style:font-name-asian="Luxi Sans1" style:font-family-asian="'Luxi San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Presentations_5f_Fedora-Zen-outline1" style:display-name="Presentations_Fedora-Zen-outline1" style:family="presentation">
      <style:graphic-properties draw:stroke="none" draw:fill="none">
        <text:list-style style:name="Presentations_5f_Fedora-Zen-outline1" style:display-name="Presentations_Fedora-Zen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outline2" style:display-name="Presentations_Fedora-Zen-outline2" style:family="presentation" style:parent-style-name="Presentations_5f_Fedora-Zen-outline1">
      <style:paragraph-properties fo:margin-left="2.4cm" fo:margin-right="0cm" fo:margin-top="0cm" fo:margin-bottom="0.4cm" fo:text-indent="-0.8cm"/>
      <style:text-properties fo:font-size="28pt"/>
    </style:style>
    <style:style style:name="Presentations_5f_Fedora-Zen-outline3" style:display-name="Presentations_Fedora-Zen-outline3" style:family="presentation" style:parent-style-name="Presentations_5f_Fedora-Zen-outline2">
      <style:paragraph-properties fo:margin-left="3.6cm" fo:margin-right="0cm" fo:margin-top="0cm" fo:margin-bottom="0.3cm" fo:text-indent="-0.6cm"/>
      <style:text-properties fo:font-size="24pt"/>
    </style:style>
    <style:style style:name="Presentations_5f_Fedora-Zen-outline4" style:display-name="Presentations_Fedora-Zen-outline4" style:family="presentation" style:parent-style-name="Presentations_5f_Fedora-Zen-outline3">
      <style:paragraph-properties fo:margin-left="4.8cm" fo:margin-right="0cm" fo:margin-top="0cm" fo:margin-bottom="0.2cm" fo:text-indent="-0.6cm"/>
    </style:style>
    <style:style style:name="Presentations_5f_Fedora-Zen-outline5" style:display-name="Presentations_Fedora-Zen-outline5" style:family="presentation" style:parent-style-name="Presentations_5f_Fedora-Zen-outline4">
      <style:paragraph-properties fo:margin-left="6cm" fo:margin-right="0cm" fo:margin-top="0cm" fo:margin-bottom="0.1cm" fo:text-indent="-0.6cm"/>
    </style:style>
    <style:style style:name="Presentations_5f_Fedora-Zen-outline6" style:display-name="Presentations_Fedora-Zen-outline6" style:family="presentation" style:parent-style-name="Presentations_5f_Fedora-Zen-outline5">
      <style:paragraph-properties fo:margin-left="7.2cm" fo:margin-right="0cm" fo:margin-top="0cm" fo:margin-bottom="0.1cm" fo:text-indent="-0.6cm"/>
    </style:style>
    <style:style style:name="Presentations_5f_Fedora-Zen-outline7" style:display-name="Presentations_Fedora-Zen-outline7" style:family="presentation" style:parent-style-name="Presentations_5f_Fedora-Zen-outline6">
      <style:paragraph-properties fo:margin-left="8.4cm" fo:margin-right="0cm" fo:margin-top="0cm" fo:margin-bottom="0.1cm" fo:text-indent="-0.6cm"/>
    </style:style>
    <style:style style:name="Presentations_5f_Fedora-Zen-outline8" style:display-name="Presentations_Fedora-Zen-outline8" style:family="presentation" style:parent-style-name="Presentations_5f_Fedora-Zen-outline7">
      <style:paragraph-properties fo:margin-left="9.6cm" fo:margin-right="0cm" fo:margin-top="0cm" fo:margin-bottom="0.1cm" fo:text-indent="-0.6cm"/>
    </style:style>
    <style:style style:name="Presentations_5f_Fedora-Zen-outline9" style:display-name="Presentations_Fedora-Zen-outline9" style:family="presentation" style:parent-style-name="Presentations_5f_Fedora-Zen-outline8">
      <style:paragraph-properties fo:margin-left="10.8cm" fo:margin-right="0cm" fo:margin-top="0cm" fo:margin-bottom="0.1cm" fo:text-indent="-0.6cm"/>
    </style:style>
    <style:style style:name="Presentations_5f_Fedora-Zen-subtitle" style:display-name="Presentations_Fedora-Zen-subtitle" style:family="presentation">
      <style:graphic-properties draw:stroke="none" draw:fill="none" draw:textarea-vertical-align="middle">
        <text:list-style style:name="Presentations_5f_Fedora-Zen-subtitle" style:display-name="Presentations_Fedora-Z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8db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title" style:display-name="Presentations_Fedora-Zen-title" style:family="presentation">
      <style:graphic-properties draw:stroke="none" draw:fill="none" draw:fill-color="#c8dbff" draw:fill-image-width="0cm" draw:fill-image-height="0cm" draw:textarea-vertical-align="middle">
        <text:list-style style:name="Presentations_5f_Fedora-Zen-title" style:display-name="Presentations_Fedora-Z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8dbff" loext:opacity="100%" style:text-outline="false" style:text-line-through-style="none" style:text-line-through-type="none" style:font-name="DejaVu Sans" fo:font-family="'DejaVu Sans'" style:font-style-name="BoldOblique" style:font-family-generic="swiss" style:font-pitch="variable" fo:font-size="44pt" fo:letter-spacing="-0.071cm" fo:font-style="oblique" fo:text-shadow="none" style:text-underline-style="none" fo:font-weight="bold" style:font-name-asian="Luxi Sans1" style:font-family-asian="'Luxi San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gradient-name="Glass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s_5f_Fedora-Zen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Presentations_5f_Fedora-Zen-outline1" style:list-style-name="ML2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Presentations_5f_Fedora-Z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esentations_5f_Fedora-Z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resentations_5f_Fedora-Z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 style:writing-mode="lr-tb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Presentations_5f_Fedora-Zen" style:display-name="Presentations_Fedora-Zen" style:page-layout-name="PM1" draw:style-name="Mdp1">
      <draw:frame draw:style-name="Mgr3" draw:text-style-name="MP5" draw:layer="backgroundobjects" svg:width="27.99cm" svg:height="20.992cm" svg:x="0.125cm" svg:y="0.114cm">
        <draw:image xlink:href="Pictures/1000000000000640000004B07F8723089AA93AE1.png" xlink:type="simple" xlink:show="embed" xlink:actuate="onLoad" draw:mime-type="image/png">
          <text:p/>
        </draw:image>
      </draw:frame>
      <draw:frame presentation:style-name="Mpr1" draw:text-style-name="MP7" draw:layer="backgroundobjects" svg:width="25.272cm" svg:height="3.507cm" svg:x="1.398cm" svg:y="1.636cm" presentation:class="title">
        <draw:text-box>
          <text:p text:style-name="MP6">Click to edit the title text format</text:p>
        </draw:text-box>
      </draw:frame>
      <draw:frame presentation:style-name="Mpr2" draw:text-style-name="MP10" draw:layer="backgroundobjects" svg:width="25.191cm" svg:height="11.495cm" svg:x="1.398cm" svg:y="6.35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</text:span><text:span text:style-name="MT3">Level</text:span></text:p>
                                      <text:list>
                                        <text:list-item>
                                          <text:p text:style-name="MP9"><text:span text:style-name="MT3">Eighth Outline </text:span><text:span text:style-name="MT3">Level</text:span></text:p>
                                          <text:list>
                                            <text:list-item>
                                              <text:p text:style-name="MP9"><text:span text:style-name="MT3">Ninth </text:span><text:span text:style-name="MT3">Outline </text:span><text:span text:style-name="MT3">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2cm" svg:height="1.448cm" svg:x="9.571cm" svg:y="19.135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7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sentations_5f_Fedora-Zen-title" draw:layer="backgroundobjects" svg:width="13.968cm" svg:height="10.476cm" svg:x="3.81cm" svg:y="2.123cm" presentation:class="page"/>
        <draw:frame presentation:style-name="Presentations_5f_Fedora-Z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escription>Based on "Fedora Zen" by Paul WFrields (https://fedoraproject.org/wiki/Templates_for_Presentations). License: CC-BY-SA</dc:description>
    <meta:creation-date>2021-01-26T21:19:35.272831143</meta:creation-date>
    <meta:editing-cycles>29</meta:editing-cycles>
    <meta:editing-duration>PT58M50S</meta:editing-duration>
    <dc:date>2021-01-27T13:20:19.066484856</dc:date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